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CC000000BE681A3F2233D3B68D.png" manifest:media-type="image/png"/>
  <manifest:file-entry manifest:full-path="Pictures/10000000000000FC000001101BD4C78E6656210E.png" manifest:media-type="image/png"/>
  <manifest:file-entry manifest:full-path="Pictures/100000000000003F000000443D54A3F485A3F0F3.png" manifest:media-type="image/png"/>
  <manifest:file-entry manifest:full-path="Pictures/1000000000000280000001E08FA8516D3F17F017.png" manifest:media-type="image/png"/>
  <manifest:file-entry manifest:full-path="Pictures/1000000000000280000001E00EE7C805769D48DB.png" manifest:media-type="image/png"/>
  <manifest:file-entry manifest:full-path="Pictures/1000000000000280000001E0335E222395933AE4.png" manifest:media-type="image/png"/>
  <manifest:file-entry manifest:full-path="Pictures/100000000000003F00000044A65D7F6F4108A78D.png" manifest:media-type="image/png"/>
  <manifest:file-entry manifest:full-path="Pictures/10000000000000FC000001103463E4AE0AA4CE22.png" manifest:media-type="image/png"/>
  <manifest:file-entry manifest:full-path="Pictures/10000000000000FC0000011059E09E6A36FE6B34.png" manifest:media-type="image/png"/>
  <manifest:file-entry manifest:full-path="Pictures/10000000000000FC00000110684BE5058CD01CA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877cm" svg:height="3.658cm" svg:x="0.868cm" svg:y="1cm">
          <draw:image xlink:href="Pictures/1000000000000280000001E00EE7C805769D48DB.png" xlink:type="simple" xlink:show="embed" xlink:actuate="onLoad">
            <text:p/>
          </draw:image>
        </draw:frame>
        <draw:frame draw:style-name="gr1" draw:text-style-name="P1" draw:layer="layout" svg:width="4.878cm" svg:height="3.659cm" svg:x="7.522cm" svg:y="1cm">
          <draw:image xlink:href="Pictures/1000000000000280000001E08FA8516D3F17F017.png" xlink:type="simple" xlink:show="embed" xlink:actuate="onLoad">
            <text:p/>
          </draw:image>
        </draw:frame>
        <draw:frame draw:style-name="gr1" draw:text-style-name="P1" draw:layer="layout" svg:width="1.666cm" svg:height="1.798cm" svg:x="2cm" svg:y="9.126cm">
          <draw:image xlink:href="Pictures/100000000000003F00000044A65D7F6F4108A78D.png" xlink:type="simple" xlink:show="embed" xlink:actuate="onLoad">
            <text:p/>
          </draw:image>
        </draw:frame>
        <draw:line draw:style-name="gr2" draw:text-style-name="P2" draw:layer="layout" svg:x1="6cm" svg:y1="2.8cm" svg:x2="7.055cm" svg:y2="2.8cm">
          <text:p/>
        </draw:line>
        <draw:frame draw:style-name="gr1" draw:text-style-name="P1" draw:layer="layout" svg:width="3.2cm" svg:height="4.2cm" svg:x="5.334cm" svg:y="7.924cm">
          <draw:image xlink:href="Pictures/10000000000000FC0000011059E09E6A36FE6B34.png" xlink:type="simple" xlink:show="embed" xlink:actuate="onLoad">
            <text:p/>
          </draw:image>
        </draw:frame>
        <draw:frame draw:style-name="gr1" draw:text-style-name="P1" draw:layer="layout" svg:width="3.2cm" svg:height="4.196cm" svg:x="9.6cm" svg:y="7.924cm">
          <draw:image xlink:href="Pictures/10000000000000FC000001103463E4AE0AA4CE22.png" xlink:type="simple" xlink:show="embed" xlink:actuate="onLoad">
            <text:p/>
          </draw:image>
        </draw:frame>
        <draw:frame draw:style-name="gr1" draw:text-style-name="P1" draw:layer="layout" svg:width="3.2cm" svg:height="4.2cm" svg:x="14cm" svg:y="7.923cm">
          <draw:image xlink:href="Pictures/10000000000000FC00000110684BE5058CD01CA6.png" xlink:type="simple" xlink:show="embed" xlink:actuate="onLoad">
            <text:p/>
          </draw:image>
        </draw:frame>
        <draw:frame draw:style-name="gr1" draw:text-style-name="P1" draw:layer="layout" svg:width="3.2cm" svg:height="4.2cm" svg:x="18.4cm" svg:y="7.924cm">
          <draw:image xlink:href="Pictures/10000000000000FC000001101BD4C78E6656210E.png" xlink:type="simple" xlink:show="embed" xlink:actuate="onLoad">
            <text:p/>
          </draw:image>
        </draw:frame>
        <draw:frame draw:style-name="gr1" draw:text-style-name="P1" draw:layer="layout" svg:width="1.666cm" svg:height="1.798cm" svg:x="23.134cm" svg:y="9.326cm">
          <draw:image xlink:href="Pictures/100000000000003F000000443D54A3F485A3F0F3.png" xlink:type="simple" xlink:show="embed" xlink:actuate="onLoad">
            <text:p/>
          </draw:image>
        </draw:frame>
        <draw:frame draw:style-name="gr1" draw:text-style-name="P1" draw:layer="layout" svg:width="4.878cm" svg:height="3.6cm" svg:x="18.922cm" svg:y="1cm">
          <draw:image xlink:href="Pictures/1000000000000280000001E0335E222395933AE4.png" xlink:type="simple" xlink:show="embed" xlink:actuate="onLoad">
            <text:p/>
          </draw:image>
        </draw:frame>
        <draw:line draw:style-name="gr2" draw:text-style-name="P2" draw:layer="layout" svg:x1="13cm" svg:y1="2.8cm" svg:x2="14.055cm" svg:y2="2.8cm">
          <text:p/>
        </draw:line>
        <draw:line draw:style-name="gr2" draw:text-style-name="P2" draw:layer="layout" svg:x1="17.356cm" svg:y1="2.8cm" svg:x2="18.4cm" svg:y2="2.8cm">
          <text:p/>
        </draw:line>
        <draw:frame draw:style-name="gr3" draw:text-style-name="P3" draw:layer="layout" svg:width="3.2cm" svg:height="0.962cm" svg:x="14.2cm" svg:y="2.4cm">
          <draw:text-box>
            <text:p>Find hole</text:p>
          </draw:text-box>
        </draw:frame>
        <draw:frame draw:style-name="gr4" draw:text-style-name="P3" draw:layer="layout" svg:width="4.2cm" svg:height="0.984cm" svg:x="1.2cm" svg:y="4.816cm">
          <draw:text-box>
            <text:p>RGB image</text:p>
          </draw:text-box>
        </draw:frame>
        <draw:frame draw:style-name="gr5" draw:text-style-name="P3" draw:layer="layout" svg:width="4.6cm" svg:height="1.673cm" svg:x="1cm" svg:y="12.124cm">
          <draw:text-box>
            <text:p>Cropped bracket area</text:p>
          </draw:text-box>
        </draw:frame>
        <draw:frame draw:style-name="gr5" draw:text-style-name="P3" draw:layer="layout" svg:width="4.6cm" svg:height="1.184cm" svg:x="20.4cm" svg:y="4.816cm">
          <draw:text-box>
            <text:p>Result</text:p>
          </draw:text-box>
        </draw:frame>
        <draw:frame draw:style-name="gr5" draw:text-style-name="P3" draw:layer="layout" svg:width="4.6cm" svg:height="1.184cm" svg:x="7.8cm" svg:y="4.816cm">
          <draw:text-box>
            <text:p>DL prediction</text:p>
          </draw:text-box>
        </draw:frame>
        <draw:frame draw:style-name="gr5" draw:text-style-name="P3" draw:layer="layout" svg:width="4.6cm" svg:height="1.673cm" svg:x="5cm" svg:y="12.124cm">
          <draw:text-box>
            <text:p>Upsampling<text:line-break/>Blurring</text:p>
          </draw:text-box>
        </draw:frame>
        <draw:frame draw:style-name="gr5" draw:text-style-name="P3" draw:layer="layout" svg:width="4.6cm" svg:height="1.673cm" svg:x="9.4cm" svg:y="12.125cm">
          <draw:text-box>
            <text:p>Binary threshold</text:p>
          </draw:text-box>
        </draw:frame>
        <draw:frame draw:style-name="gr5" draw:text-style-name="P3" draw:layer="layout" svg:width="4.6cm" svg:height="1.673cm" svg:x="13.8cm" svg:y="12.125cm">
          <draw:text-box>
            <text:p>Draw<text:line-break/>contours</text:p>
          </draw:text-box>
        </draw:frame>
        <draw:frame draw:style-name="gr5" draw:text-style-name="P3" draw:layer="layout" svg:width="4.6cm" svg:height="1.673cm" svg:x="18.4cm" svg:y="12.127cm">
          <draw:text-box>
            <text:p>Inner line extraction</text:p>
          </draw:text-box>
        </draw:frame>
        <draw:frame draw:style-name="gr5" draw:text-style-name="P3" draw:layer="layout" svg:width="4.6cm" svg:height="1.184cm" svg:x="23cm" svg:y="12.125cm">
          <draw:text-box>
            <text:p>Resize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8.943cm" svg:height="5.026cm" svg:x="3cm" svg:y="4.574cm">
          <draw:image xlink:href="Pictures/10000000000002CC000000BE681A3F2233D3B68D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 CJK JP" svg:font-family="'Noto Sans CJK JP'" style:font-family-generic="roman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" fo:font-size="24pt" fo:language="en" fo:country="US" style:font-name-asian="Noto Sans CJK JP1" style:font-size-asian="24pt" style:language-asian="ko" style:country-asian="KR" style:font-name-complex="Noto Sans CJK JP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1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1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30T10:01:28.480373271</meta:creation-date>
    <dc:date>2022-03-30T19:13:19.253679939</dc:date>
    <meta:editing-duration>PT5H20M50S</meta:editing-duration>
    <meta:editing-cycles>2</meta:editing-cycles>
    <meta:generator>LibreOffice/6.0.7.3$Linux_X86_64 LibreOffice_project/00m0$Build-3</meta:generator>
    <meta:document-statistic meta:object-count="48"/>
  </office:meta>
</office:document-meta>
</file>